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tyle="normal" fo:font-weight="normal" style:font-name-asian="Wingdings 2" style:font-style-asian="normal" style:font-weight-asian="normal" style:font-name-complex="Wingdings 2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tyle="normal" fo:font-weight="normal" style:font-name-asian="Wingdings 2" style:font-style-asian="normal" style:font-weight-asian="normal" style:font-name-complex="Wingdings 2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Wingdings 2" fo:font-style="normal" fo:font-weight="normal" style:font-name-asian="Wingdings 2" style:font-style-asian="normal" style:font-weight-asian="normal" style:font-name-complex="Wingdings 2" style:font-style-complex="normal" style:font-weight-complex="normal"/>
    </style:style>
    <style:style style:name="T8" style:family="text">
      <style:text-properties style:font-name="Wingdings 2" fo:font-style="normal" style:font-name-asian="Wingdings 2" style:font-style-asian="normal" style:font-name-complex="Wingdings 2" style:font-style-complex="normal"/>
    </style:style>
    <style:style style:name="T9" style:family="text">
      <style:text-properties style:font-name="Times New Roman" fo:font-style="italic" fo:font-weight="normal" style:font-name-asian="Wingdings 2" style:font-style-asian="italic" style:font-weight-asian="normal" style:font-name-complex="Wingdings 2" style:font-style-complex="italic" style:font-weight-complex="normal"/>
    </style:style>
    <style:style style:name="T10" style:family="text">
      <style:text-properties style:font-name="Times New Roman" fo:font-style="normal" fo:font-weight="normal" style:font-name-asian="Wingdings 2" style:font-style-asian="normal" style:font-weight-asian="normal" style:font-name-complex="Wingdings 2" style:font-style-complex="normal" style:font-weight-complex="normal"/>
    </style:style>
    <style:style style:name="T11" style:family="text">
      <style:text-properties style:font-name="Times New Roman" fo:font-weight="normal" style:font-name-asian="Wingdings 2" style:font-weight-asian="normal" style:font-name-complex="Wingdings 2" style:font-weight-complex="normal"/>
    </style:style>
    <style:style style:name="T12" style:family="text">
      <style:text-properties style:font-name="Times New Roman" fo:font-style="normal" style:font-name-asian="Wingdings 2" style:font-style-asian="normal" style:font-name-complex="Wingdings 2" style:font-style-complex="normal"/>
    </style:style>
    <style:style style:name="T13" style:family="text">
      <style:text-properties style:font-name="Times New Roman" fo:font-style="italic" style:font-name-asian="Wingdings 2" style:font-style-asian="italic" style:font-name-complex="Wingdings 2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2_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2, FF 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O. S. St. John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12 January 1875</text:p>
      <text:p text:style-name="P6">Month<text:tab/><text:tab/><text:tab/><text:tab/><text:tab/><text:tab/>January</text:p>
      <text:p text:style-name="P6">Year<text:tab/><text:tab/><text:tab/><text:tab/><text:tab/><text:tab/>1875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ew York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5</text:p>
      <text:p text:style-name="P6">Number of Sheets<text:tab/><text:tab/><text:tab/><text:tab/>5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/text:p>
      <text:p text:style-name="P6">Postma<text:tab/>rk<text:tab/><text:tab/><text:tab/>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(Symbols: <text:s/>? = uncertain; [ ] = supplied information; / = end of line)</text:p>
      <text:p text:style-name="P2"/>
      <text:p text:style-name="P2">[Page 1]</text:p>
      <text:p text:style-name="P3">Office of/</text:p>
      <text:p text:style-name="P4">The Palestine Exploration Society./</text:p>
      <text:p text:style-name="P4">115 Worth St. N. Y./</text:p>
      <text:p text:style-name="P2">Dear Sir,/</text:p>
      <text:p text:style-name="P2"><text:tab/>The enclosed circular contains a brief/ account of the work, thus far accomplished,/ by this Society. <text:s/>It has been sustained, to/ a large extent, by the liberal contribu-/tions of a few individuals./</text:p>
      <text:p text:style-name="P2">It is now proposed, in order to meet a pres-/ent deficiency in the Treasury and to de-/fray the expense of completing the map, to/ solicit 300 subscriptions of $10.00 each, in/ return for which every subscriber will/ receive a fair equivalent,--a copy of the last/ Statement, (a pamphlet of 120 pages) and vie/ of the large and much admired photographs/ If you can give us your own name and/ speak a good word for us to others, the aid/ and favor will be gratefully appreciated,/</text:p>
      <text:p text:style-name="P2"><text:tab/>Respectfully yours/</text:p>
      <text:p text:style-name="P2">Jan. 12 1875.<text:tab/><text:tab/>O. S. St John./</text:p>
      <text:p text:style-name="P2"/>
      <text:p text:style-name="P2">[Envelope]</text:p>
      <text:p text:style-name="P2">REV. O. S. ST. JOHN,/</text:p>
      <text:p text:style-name="P2"><text:span text:style-name="T1"><text:tab/></text:span><text:span text:style-name="T2">Secretary Palestine Exploration Society</text:span><text:span text:style-name="T4">,/</text:span></text:p>
      <text:p text:style-name="P2"><text:tab/><text:tab/>3 HANSON PLACE,/</text:p>
      <text:p text:style-name="P2"><text:tab/><text:tab/><text:tab/>BROOKLYN./</text:p>
      <text:p text:style-name="P2"><text:tab/><text:tab/><text:tab/><text:tab/>NEW YORK./</text:p>
      <text:p text:style-name="P2"/>
      <text:p text:style-name="P2">[Page 2]</text:p>
      <text:p text:style-name="P3">PALESTINE EXPLORATION SOCIETY,/</text:p>
      <text:p text:style-name="P3">ORGANIZED IN 1870./</text:p>
      <text:p text:style-name="P3">ITS OBJECT: a Scientific Survey of the region East of the Jordan,/</text:p>
      <text:p text:style-name="P3">formerly known as Moab, Gilead and Bashan./</text:p>
      <text:p text:style-name="P3">PROF. R. D. HITCHCOCK, D. D., LL. D., PRESIDENT./</text:p>
      <text:p text:style-name="P3">[Illustration]/</text:p>
      <text:p text:style-name="P3">FAMOUS SPRINGS OF MOSES (near the foot of Mount Pisgah.)/</text:p>
      <text:p text:style-name="P3">“And Moses went up to the top of Pisgah and the Lord showed him all the land.”/</text:p>
      <text:p text:style-name="P3"/>
      <text:p text:style-name="P3">This work was undertaken solely in the interests of Science and/</text:p>
      <text:p text:style-name="P3">Biblical Criticism. <text:s/>It is supported entirely by voluntary contribu-/</text:p>
      <text:p text:style-name="P3">tions, in return for which its publications are furnished gratui-/</text:p>
      <text:p text:style-name="P3">tously, and photographs at the rate of one for every $2 contributed./</text:p>
      <text:p text:style-name="P3"/>
      <text:p text:style-name="P2"><text:tab/>For Documents or information, address/</text:p>
      <text:p text:style-name="P3">REV. O. S. St. JOHN, Financial Secretary,/</text:p>
      <text:p text:style-name="P3">Residence: 3 Hansom Place <text:s/>Brooklyn.<text:tab/><text:tab/><text:tab/><text:tab/>115 Worth Street, NEW YORK./</text:p>
      <text:p text:style-name="P3">MARTIN'S STEAM PRINTING HOUSE, 111 JOHN STREET, N. Y./</text:p>
      <text:p text:style-name="P3"/>
      <text:p text:style-name="P2">[Page 3]</text:p>
      <text:p text:style-name="P3">WORK ACCOMPLISHED./</text:p>
      <text:p text:style-name="P3"/>
      <text:p text:style-name="P2"><text:tab/>In 1873 the first surveying party, under Lieutenant EDGAR Z. STEEVER,/ Jr., of the U. S. Army, and Prof. J. A. PAINE, Archaeologist, triangulated/ about 600 square miles, satisfactorily identified Pisgah, and made extensive/ collections in Natural History./</text:p>
      <text:p text:style-name="P2"/>
      <text:p text:style-name="P2"><text:tab/>In 1875 the second party, under Col. J. C. LANE, with Messrs. RUDOLPH/ MEYER and J. H. TREAT, assistant engineers, Dr. SELAH MERRILL, Archae/ologis, and Mons. DUMAS, of Beirut, photographer, made a reconnoissance[sic]/ of nearly the whole territory./</text:p>
      <text:p text:style-name="P2"/>
      <text:p text:style-name="P2"><text:tab/>It was decided, for various reasons, to suspend the work of triangulation,/ but Dr. MERRILL continued his researches during 1876 and a part of 1877,/ collecting inscriptions, examining ruins, and identifying sites of a large/ number of towns and cities./</text:p>
      <text:p text:style-name="P2"/>
      <text:p text:style-name="P2"><text:span text:style-name="T4"><text:tab/>As the result of its labors, thus far, the Society is in possession of a choice/ collection of minerals, plants and birds, together with numerous photo-/graphs, sketches, and squeezes of newly discovered inscriptions; also, a/ very select and valuable library of books and manuscript relating to the/ antiquities, geography, climate, soil and productions of this interesting/ region. <text:s/>(A </text:span><text:span text:style-name="T2">squeeze</text:span><text:span text:style-name="T4"> is obtained by pressing sheets of dampened, soft paper/ upon an inscription. <text:s/>The paper, when dried, retains this exact copy of the/ lettering, from which lithographs are easily produced for the use of scholars.)/</text:span></text:p>
      <text:p text:style-name="P2"/>
      <text:p text:style-name="P7">The following “Statements” have been published, furnished only to subscribers:/</text:p>
      <text:p text:style-name="P7"><text:span text:style-name="T4">No</text:span><text:span text:style-name="T1">. </text:span><text:span text:style-name="T4">1./</text:span></text:p>
      <text:p text:style-name="P3">JERUSALEM—THE MOABITE STONE—THE HAURAN, 1871. pp. 38./</text:p>
      <text:p text:style-name="P3">No. 2./</text:p>
      <text:p text:style-name="P3">HUSN SULAYMAN—HAMATH INSCRIPTIONS—FIRST YEAR IN THE FIELD, 1873. pp. 76./</text:p>
      <text:p text:style-name="P3">No. 3./</text:p>
      <text:p text:style-name="P3">IDENTIFICATION OF MOUNT PISGAH—PLANTS COLLECTED IN PALESTINE, 1875. pp. 148./</text:p>
      <text:p text:style-name="P3">No. 4./</text:p>
      <text:p text:style-name="P3">EAST OF THE JORDAN—THE JORDAN VALLEY—THE CITIES OF THE PLAIN. pp. 120./</text:p>
      <text:p text:style-name="P3"/>
      <text:p text:style-name="P3">[Page 4]<text:line-break/>THE PHOTOGRAPHS./</text:p>
      <text:p text:style-name="P3"/>
      <text:p text:style-name="P8"><text:span text:style-name="T4"><text:tab/>There are one hundred of these large and beautiful views of ruins and/ scenery. <text:s/>They are thus described by a correspondent of the </text:span><text:span text:style-name="T2">New York/ Evening Post.</text:span><text:span text:style-name="T4">/</text:span></text:p>
      <text:p text:style-name="P9"><text:span text:style-name="T4">BEIRUT, SYRIA, </text:span><text:span text:style-name="T2">February</text:span><text:span text:style-name="T4"> 10</text:span><text:span text:style-name="T6">th</text:span><text:span text:style-name="T4">, 1876./</text:span></text:p>
      <text:p text:style-name="P2"><text:tab/>“They are of the most striking and impressive character. <text:s/>Some are taken in/ sections, making when properly arranged, a panoramic view of miles of magnificent/ ruins. <text:s/>Others present from some well chosen point a full survey of masses of im-/posing remains of temples, theatres, castles, gateways and towers, which in their/ magnitude and grandeur are simply wonderful./</text:p>
      <text:p text:style-name="P2"><text:tab/>“Among the important places photographed are Junawat, the Kenath of Numbers/ xxxiii, 42; Busrah, the Moabite Bozrah of Jeremiah xivii, 24, supposed to be dis-/tinct from the Bozrah of Edom, mentioned elsewhere; Um-el-Gemal, identified as/ the Beth-gamul of Jeremiah xlvii, 23; Jerash, the Gerasa of Roman history; and/ Amman, the Rab-bath-Ammon of Scripture, and the Philadelphia of Greek and/ Roman annals./</text:p>
      <text:p text:style-name="P2"><text:tab/>“The artist has brought boldly and vividly before our eyes the relics of an ancient/ magnificence so imposing and fairly startling in its extent that we feel as if we had/ grasped a lost age of mysterious history, and had succeeded in robbing the past of/ some of its hidden treasures. <text:s/>It is true that many of these ruins, as they at present/ stand, belong to the Roman history of the Christian era; but there are unmistaka-/ble indications also of a far greater antiquity in many cases. <text:s/>No one can confidently/ say that we have not here and there a giant trace of the giant hands of those early/ tribes of Rephaims, Zuzims, Emims and Horites, who antedate Moab, Ammon and/ Edom. <text:s/>At all events, here are centuries of history piled up in majestic splendor,/ and now for the first time brought thus accurately and fully before the eyes of the/ present generation. <text:s/>We look upon forests of massive columns, upon theatres that,/ half in ruins, will still seat 6,000 people, upon walls four miles in circumference, 15/ feet in thickness and 30 feet in height, upon silent cities where a population of hun-/dreds could at once take up their residence in the homes of past generations without/ troubling themselves to build a square foot of masonry.”/</text:p>
      <text:p text:style-name="P4">J. S. D./</text:p>
      <text:p text:style-name="P2"/>
      <text:p text:style-name="P8"><text:span text:style-name="T4"><text:tab/></text:span><text:span text:style-name="T7"></text:span><text:span text:style-name="T9">Five of these beautiful pictures </text:span><text:span text:style-name="T10">(15 x 11 </text:span><text:span text:style-name="T9">inches in size</text:span><text:span text:style-name="T10">), </text:span><text:span text:style-name="T9">are especially/ suitable to be framed and hung upon the walls of the Sunday School room</text:span><text:span text:style-name="T10">--/ “THE CEDARS OF LEBANON,” “MOUNT HERMON,” “FOUNTAIN OF THE JORDAN AT/ DAN,” “TEMPLE AT KENATH,” </text:span><text:span text:style-name="T9">and</text:span><text:span text:style-name="T10"> “THE DEAD SEA.” <text:s/></text:span><text:span text:style-name="T9">Cost of Set, </text:span><text:span text:style-name="T10">$10./</text:span></text:p>
      <text:p text:style-name="P13"/>
      <text:p text:style-name="P13">[Page 5]</text:p>
      <text:p text:style-name="P14">MEMBERS OF THE SOCIETY./</text:p>
      <text:p text:style-name="P14">President./</text:p>
      <text:p text:style-name="P14">PROF. ROSWELL D. HITCHCOCK, D. D., LL. D./</text:p>
      <text:p text:style-name="P14">Vice-Presidents./</text:p>
      <text:p text:style-name="P14">Hon. WILLIAM E. DODGE.<text:tab/><text:tab/><text:tab/><text:tab/>JOHN TAYLOR JOHNSTON, Esq./</text:p>
      <text:p text:style-name="P14">WILLIAM A. BOOTH, Esq.<text:tab/><text:tab/><text:tab/><text:tab/><text:tab/><text:tab/>HOWARD POTTER, Esq./</text:p>
      <text:p text:style-name="P7"><text:span text:style-name="T10">Prof. W. H. THOMSON, M.D., </text:span><text:span text:style-name="T9">Secr'y.</text:span><text:span text:style-name="T10"><text:tab/><text:tab/>C. S. SMITH, Esq., 115 Worth St., N. Y., </text:span><text:span text:style-name="T9">Treas./</text:span></text:p>
      <text:p text:style-name="P3"><text:span text:style-name="T11">REV. O. S. ST. JOHN, </text:span><text:span text:style-name="T9">Financial Secretary./</text:span></text:p>
      <text:p text:style-name="P14">Rev. WM. ADAMS, D.D., LL.D., New York.<text:tab/>A. B. JOHNSON, Esq., Hackensack, N.J./</text:p>
      <text:p text:style-name="P14">Rev. LEONARD BACON, D.D., New Haven.<text:tab/>Prof. A. C. KENDIRCK, D.D., Rochester./</text:p>
      <text:p text:style-name="P14">Pres. F. A. P. BARNARD, New York.<text:tab/>JAMES STOKES, Jr., New York./</text:p>
      <text:p text:style-name="P14">Gen. J. G. BARNARD, New York.<text:tab/><text:tab/>Rev. DANIEL MARCH, D.D., Philadelphia./</text:p>
      <text:p text:style-name="P14">Rev. S. C. BARTLETT, D.D., Hanover, N. H.<text:tab/>FREDERICK MARQUAND, Esq, New York./</text:p>
      <text:p text:style-name="P14">Rev. E. R. BEADLE, D.D., Philadelpia.<text:tab/>Rev. R. NEWTON, D.D., Philadelphia./</text:p>
      <text:p text:style-name="P14">Rev. R. R. BOOTH, D.D., New York.<text:tab/>Prof. E. A. PARK, D.D., Andover, Mass./</text:p>
      <text:p text:style-name="P14">Rev. PHILLIPS BROOKS, D.D., Boston.<text:tab/>Rev. W. W. PATTON, D.D., Washington./</text:p>
      <text:p text:style-name="P14"><text:span text:style-name="T10">Rev. W. I. BUDINGTON, D.D., Brooklyn.<text:tab/><text:tab/>Pres. N. PORTER, D.D., LL.D., New Haven./</text:span></text:p>
      <text:p text:style-name="P14">Rev. T. W. CHAMBERS, D.D., New York.<text:tab/><text:tab/>W. C. PRIME, Esq., New York./</text:p>
      <text:p text:style-name="P14">FREDERICK E. CHURCH, Esq., New York.<text:tab/>Rev. C. S. ROBINSON, D.D., New York./</text:p>
      <text:p text:style-name="P14">Rev. L. COLEMAN, D.D., Easton, Penn.<text:tab/>Rev. S. ROBINSON, D.D., Louisville, Ky./</text:p>
      <text:p text:style-name="P14">Rev. HOWARD CROSBY, D.D., LL.D., N. Y.<text:tab/>JOSEPH SELIGMAN, Esq., New York./</text:p>
      <text:p text:style-name="P14">Hon. CHARLES P. DALY, New York.<text:tab/>W. R. SINGLETON, Esq., Washington./</text:p>
      <text:p text:style-name="P14">Prof. J. D. DANA, LL.D., New Haven.<text:tab/>Rt. Rev. B. STEVENS, D.D., Philadelphia./</text:p>
      <text:p text:style-name="P14">Prof. GEORGE E. DAY, D.D., New Haven.<text:tab/><text:tab/>Rev. J. COTTON SMITH, D.D., New York./</text:p>
      <text:p text:style-name="P14">A. S. HATCH, Esq., New York.<text:tab/>Rev. R. S. STORRS, D.D., Brooklyn, N. Y./</text:p>
      <text:p text:style-name="P14">Rev. F. S. DEHAAS, D.D., <text:span text:style-name="T3">Jerusalem</text:span><text:span text:style-name="T5">.<text:tab/>Rev. WM. M. TAYLOR, D.D., New York./</text:span></text:p>
      <text:p text:style-name="P14"><text:span text:style-name="T5">Rev. D. STUART DODGE, New York.<text:tab/>W. S. TYLER, D.D., LL.D., Amherst, Mass./</text:span></text:p>
      <text:p text:style-name="P14"><text:span text:style-name="T5">Hon. SMITH ELY, New York.<text:tab/>JOHN T. TERRY, Esq., New York./</text:span></text:p>
      <text:p text:style-name="P14"><text:span text:style-name="T5">WILLIAM FAXON, Esq., Hartford.<text:tab/><text:tab/>Judge HOOPER VAN VORST, New York./</text:span></text:p>
      <text:p text:style-name="P14"><text:span text:style-name="T5">CYRUS W. FIELD, Esq., New York.<text:tab/>A. O. VAN LENNEP Esq., New York./</text:span></text:p>
      <text:p text:style-name="P14"><text:span text:style-name="T5">Rev. W. L. GAGE, Hartford.<text:tab/><text:tab/>W. R. VERMILYE, Esq., New York./</text:span></text:p>
      <text:p text:style-name="P14"><text:span text:style-name="T5">Pres. D. C. GILMAN, Baltimore.<text:tab/>Rev. WM. HAYES WARD, D.D., New York./</text:span></text:p>
      <text:p text:style-name="P14"><text:span text:style-name="T5">Rev. E. P. GOODWIN, D.D., Chicago.<text:tab/>Rev. E. A. WASHBURN, D.D., New York./</text:span></text:p>
      <text:p text:style-name="P14"><text:span text:style-name="T5">Hon. J. BALDWIN HAY, Washington, D.C.<text:tab/><text:tab/>JAMES W. WEIR, Esq., Harrisburg, Penn./</text:span></text:p>
      <text:p text:style-name="P14"><text:span text:style-name="T5">Prof. JOSEPH HENRY, LL.D., Washington.<text:tab/><text:tab/>Rev. S. WOLCOTT, D.D., Cleveland, Ohio./</text:span></text:p>
      <text:p text:style-name="P14"><text:span text:style-name="T10">Hon. JOSEPH HOLT, Washington, D. C.<text:tab/>T. D. WOOLSEY, D.D., LL.D., New Haven./</text:span></text:p>
      <text:p text:style-name="P14"><text:span text:style-name="T5">D. WILLIS JAMES, Esq., New York./<text:tab/><text:tab/><text:tab/><text:tab/><text:tab/><text:tab/><text:tab/></text:span></text:p>
      <text:p text:style-name="P14"><text:span text:style-name="T5">BOSTON AUXILIARY SOCIETY./</text:span></text:p>
      <text:p text:style-name="P14"><text:span text:style-name="T5">VicePresidents.[sic]/</text:span></text:p>
      <text:p text:style-name="P14"><text:span text:style-name="T5">Rev. PHILLIPS BROOKS.<text:tab/><text:tab/>Rev. WM. F. WARREN, D.D./</text:span></text:p>
      <text:p text:style-name="P14"><text:span text:style-name="T5">Rev. J. M. MANNING, D.D.<text:tab/><text:tab/>Rev. J. W. OLMSTEAD, D.D./</text:span></text:p>
      <text:p text:style-name="P14"><text:span text:style-name="T5">Finance Committee./</text:span></text:p>
      <text:p text:style-name="P14"><text:span text:style-name="T5">Hon. ALEXANDER H. RICE, </text:span><text:span text:style-name="T3">Chairman.</text:span><text:span text:style-name="T5">/</text:span></text:p>
      <text:p text:style-name="P14"><text:span text:style-name="T5">Hon. R. H. STEARNS.<text:tab/><text:tab/>Rev. JOHN E. COOKMAN./</text:span></text:p>
      <text:p text:style-name="P14"><text:span text:style-name="T5">Rev. E. E. HALE.<text:tab/><text:tab/>Hon. THOMAS WESTON, Jr./</text:span></text:p>
      <text:p text:style-name="P14"><text:span text:style-name="T5">Advisory Committee./</text:span></text:p>
      <text:p text:style-name="P14"><text:span text:style-name="T5">Prof. E. A. PARK, D.D.<text:tab/><text:tab/>Rev. A. P. PEABODY, D.D./</text:span></text:p>
      <text:p text:style-name="P14"><text:span text:style-name="T5">H. P. KIDDER, Esq., </text:span><text:span text:style-name="T3">Treasurer</text:span><text:span text:style-name="T5"> 40 State Street./</text:span></text:p>
      <text:p text:style-name="P14"><text:span text:style-name="T5"/></text:p>
      <text:p text:style-name="P13"><text:span text:style-name="T5"><text:tab/></text:span><text:span text:style-name="T8"> </text:span><text:span text:style-name="T12">“THE PALESTINE EXPLORATION FUND” </text:span><text:span text:style-name="T13">is an English Society, engaged in/ the survey of Western Palestine. <text:s/>Previous to its organization in 1865, Capts./ </text:span><text:span text:style-name="T12">WARREN</text:span><text:span text:style-name="T13"> and </text:span><text:span text:style-name="T12">WILSON</text:span><text:span text:style-name="T13"> had commenced the work which, with occasional interrup-/tions, has been vigorously prosecuted ever since by Mr. </text:span><text:span text:style-name="T12">T. DRAKE, </text:span><text:span text:style-name="T13">Lieut. </text:span><text:span text:style-name="T12">CONDER,/ M. CLERMONT GANNEAU, </text:span><text:span text:style-name="T13">and other gentlemen of recognized ability. <text:s/>The Society/ publishes </text:span><text:span text:style-name="T12">Quarterly Statements </text:span><text:span text:style-name="T13">which can be procured by addressing the Secretary,/ </text:span><text:span text:style-name="T12">WALTER BESANT, Esq., 9 </text:span><text:span text:style-name="T13">Pall Mall East, Londo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1T13:14:26</meta:creation-date>
    <dc:date>2009-05-26T09:48:21</dc:date>
    <dc:language>en-US</dc:language>
    <meta:editing-cycles>2</meta:editing-cycles>
    <meta:editing-duration>PT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65" meta:word-count="1724" meta:character-count="10649"/>
  </office:meta>
</office:document-meta>
</file>